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1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MMMS, MSAM, AMXS, MSAM, MMAM, MSMS, MAXA, SMSM, MSXM, MMA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MMSX, SAMX, MXSM, SAMA, MSMS MAXA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9:16:51.351000000</meta:creation-date>
    <dc:date>2024-12-04T21:05:07.231000000</dc:date>
    <meta:editing-duration>PT1H37M42S</meta:editing-duration>
    <meta:editing-cycles>2</meta:editing-cycles>
    <meta:generator>LibreOffice/24.8.3.2$Windows_X86_64 LibreOffice_project/48a6bac9e7e268aeb4c3483fcf825c94556d9f92</meta:generator>
    <meta:document-statistic meta:table-count="1" meta:cell-count="214" meta:object-count="0"/>
  </office:meta>
</office:document-meta>
</file>